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7" style:family="graphic" style:parent-style-name="standard">
      <style:graphic-properties draw:stroke="none" svg:stroke-color="#000000" draw:fill="none" draw:fill-color="#ffffff" fo:min-height="4.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9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5" style:family="graphic" style:parent-style-name="standard">
      <style:graphic-properties draw:stroke="none" svg:stroke-color="#000000" draw:fill="none" draw:fill-color="#ffffff" fo:min-height="7.56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81cm" svg:height="3.81cm" svg:x="4.751cm" svg:y="4.735cm">
            <text:p text:style-name="P1">Counter</text:p>
            <text:p text:style-name="P1">1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751cm" svg:y1="7.91cm" svg:x2="4.878cm" svg:y2="8.037cm">
            <text:p/>
          </draw:line>
          <draw:line draw:style-name="gr2" draw:text-style-name="P1" draw:layer="layout" svg:x1="4.751cm" svg:y1="8.164cm" svg:x2="4.878cm" svg:y2="8.037cm">
            <text:p/>
          </draw:line>
          <draw:line draw:style-name="gr2" draw:text-style-name="P1" draw:layer="layout" svg:x1="3.989cm" svg:y1="8.037cm" svg:x2="4.751cm" svg:y2="8.037cm">
            <text:p/>
          </draw:line>
          <draw:line draw:style-name="gr3" draw:text-style-name="P1" draw:layer="layout" svg:x1="4.624cm" svg:y1="8.291cm" svg:x2="4.624cm" svg:y2="7.656cm">
            <text:p/>
          </draw:line>
          <draw:frame draw:style-name="gr4" draw:text-style-name="P2" draw:layer="layout" svg:width="1.12cm" svg:height="0.762cm" svg:x="3.411cm" svg:y="7.275cm">
            <draw:text-box>
              <text:p><text:span text:style-name="T1">clk</text:span></text:p>
            </draw:text-box>
          </draw:frame>
          <draw:custom-shape draw:style-name="gr5" draw:text-style-name="P1" draw:layer="layout" svg:width="0.254cm" svg:height="0.254cm" svg:x="5.005cm" svg:y="8.5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132cm" svg:y1="8.799cm" svg:x2="5.132cm" svg:y2="9.053cm">
            <text:p/>
          </draw:line>
          <draw:frame draw:style-name="gr6" draw:text-style-name="P2" draw:layer="layout" svg:width="1.446cm" svg:height="0.762cm" svg:x="5.028cm" svg:y="8.545cm">
            <draw:text-box>
              <text:p><text:span text:style-name="T1">n_rst</text:span></text:p>
            </draw:text-box>
          </draw:frame>
        </draw:g>
        <draw:frame draw:style-name="gr7" draw:text-style-name="P2" draw:layer="layout" svg:width="4.44cm" svg:height="5.07cm" svg:x="16.15cm" svg:y="1cm">
          <draw:text-box>
            <text:p><text:span text:style-name="T1">Joe Mynhier</text:span></text:p>
            <text:p><text:span text:style-name="T1">ECE337</text:span></text:p>
            <text:p><text:span text:style-name="T1">Section 4</text:span></text:p>
            <text:p><text:span text:style-name="T1">Thu 2:30</text:span></text:p>
            <text:p><text:span text:style-name="T1">Lab 4</text:span></text:p>
            <text:p><text:span text:style-name="T1">Due 22 Sept. </text:span></text:p>
          </draw:text-box>
        </draw:frame>
        <draw:frame draw:style-name="gr8" draw:layer="layout" svg:width="11.598cm" svg:height="0.962cm" svg:x="1.181cm" svg:y="1.144cm">
          <draw:text-box>
            <text:p>RTL Diagram for Timing Controller </text:p>
          </draw:text-box>
        </draw:frame>
        <draw:g>
          <draw:custom-shape draw:style-name="gr1" draw:text-style-name="P1" draw:layer="layout" svg:width="3.81cm" svg:height="3.81cm" svg:x="8.968cm" svg:y="9.645cm">
            <text:p text:style-name="P1">Counter</text:p>
            <text:p text:style-name="P1">2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968cm" svg:y1="12.82cm" svg:x2="9.095cm" svg:y2="12.947cm">
            <text:p/>
          </draw:line>
          <draw:line draw:style-name="gr2" draw:text-style-name="P1" draw:layer="layout" svg:x1="8.968cm" svg:y1="13.074cm" svg:x2="9.095cm" svg:y2="12.947cm">
            <text:p/>
          </draw:line>
          <draw:line draw:style-name="gr2" draw:text-style-name="P1" draw:layer="layout" svg:x1="8.206cm" svg:y1="12.947cm" svg:x2="8.968cm" svg:y2="12.947cm">
            <text:p/>
          </draw:line>
          <draw:line draw:style-name="gr3" draw:text-style-name="P1" draw:layer="layout" svg:x1="8.841cm" svg:y1="13.201cm" svg:x2="8.841cm" svg:y2="12.566cm">
            <text:p/>
          </draw:line>
          <draw:frame draw:style-name="gr4" draw:text-style-name="P2" draw:layer="layout" svg:width="1.12cm" svg:height="0.762cm" svg:x="7.628cm" svg:y="12.185cm">
            <draw:text-box>
              <text:p><text:span text:style-name="T1">clk</text:span></text:p>
            </draw:text-box>
          </draw:frame>
          <draw:custom-shape draw:style-name="gr5" draw:text-style-name="P1" draw:layer="layout" svg:width="0.254cm" svg:height="0.254cm" svg:x="9.222cm" svg:y="13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349cm" svg:y1="13.709cm" svg:x2="9.349cm" svg:y2="13.963cm">
            <text:p/>
          </draw:line>
          <draw:frame draw:style-name="gr6" draw:text-style-name="P2" draw:layer="layout" svg:width="1.446cm" svg:height="0.762cm" svg:x="9.245cm" svg:y="13.455cm">
            <draw:text-box>
              <text:p><text:span text:style-name="T1">n_rst</text:span></text:p>
            </draw:text-box>
          </draw:frame>
        </draw:g>
        <draw:line draw:style-name="gr9" draw:text-style-name="P1" draw:layer="layout" svg:x1="6.398cm" svg:y1="2.845cm" svg:x2="6.398cm" svg:y2="4.717cm">
          <text:p/>
        </draw:line>
        <draw:frame draw:style-name="gr10" draw:text-style-name="P2" draw:layer="layout" svg:width="2.957cm" svg:height="0.725cm" svg:x="6.532cm" svg:y="2.864cm">
          <draw:text-box>
            <text:p text:style-name="P2"><text:span text:style-name="T1">enable_timer</text:span></text:p>
          </draw:text-box>
        </draw:frame>
        <draw:line draw:style-name="gr9" draw:text-style-name="P1" draw:layer="layout" svg:x1="8.575cm" svg:y1="6.092cm" svg:x2="15.03cm" svg:y2="6.092cm">
          <text:p/>
        </draw:line>
        <draw:frame draw:style-name="gr10" draw:text-style-name="P2" draw:layer="layout" svg:width="2.699cm" svg:height="0.725cm" svg:x="9.436cm" svg:y="5.253cm">
          <draw:text-box>
            <text:p text:style-name="P2"><text:span text:style-name="T1">shift_strobe</text:span></text:p>
          </draw:text-box>
        </draw:frame>
        <draw:frame draw:style-name="gr10" draw:text-style-name="P3" draw:layer="layout" svg:width="2.606cm" svg:height="0.645cm" svg:x="5.195cm" svg:y="4.641cm">
          <draw:text-box>
            <text:p><text:span text:style-name="T2">count_enable</text:span></text:p>
          </draw:text-box>
        </draw:frame>
        <draw:frame draw:style-name="gr10" draw:text-style-name="P3" draw:layer="layout" svg:width="2.411cm" svg:height="0.645cm" svg:x="6.303cm" svg:y="5.52cm">
          <draw:text-box>
            <text:p><text:span text:style-name="T2">rollover_flag</text:span></text:p>
          </draw:text-box>
        </draw:frame>
        <draw:frame draw:style-name="gr10" draw:text-style-name="P3" draw:layer="layout" svg:width="1.264cm" svg:height="0.645cm" svg:x="4.68cm" svg:y="5.157cm">
          <draw:text-box>
            <text:p><text:span text:style-name="T2">clear</text:span></text:p>
          </draw:text-box>
        </draw:frame>
        <draw:frame draw:style-name="gr10" draw:text-style-name="P3" draw:layer="layout" svg:width="2.297cm" svg:height="1.039cm" svg:x="5.386cm" svg:y="7.545cm">
          <draw:text-box>
            <text:p><text:span text:style-name="T2">rollover_val</text:span></text:p>
            <text:p text:style-name="P1"><text:span text:style-name="T2">= 'd10</text:span></text:p>
          </draw:text-box>
        </draw:frame>
        <draw:frame draw:style-name="gr10" draw:text-style-name="P3" draw:layer="layout" svg:width="2.606cm" svg:height="0.645cm" svg:x="9.281cm" svg:y="9.512cm">
          <draw:text-box>
            <text:p><text:span text:style-name="T2">count_enable</text:span></text:p>
          </draw:text-box>
        </draw:frame>
        <draw:frame draw:style-name="gr10" draw:text-style-name="P3" draw:layer="layout" svg:width="2.411cm" svg:height="0.645cm" svg:x="10.542cm" svg:y="10.41cm">
          <draw:text-box>
            <text:p><text:span text:style-name="T2">rollover_flag</text:span></text:p>
          </draw:text-box>
        </draw:frame>
        <draw:frame draw:style-name="gr10" draw:text-style-name="P3" draw:layer="layout" svg:width="1.264cm" svg:height="0.645cm" svg:x="8.828cm" svg:y="10.192cm">
          <draw:text-box>
            <text:p><text:span text:style-name="T2">clear</text:span></text:p>
          </draw:text-box>
        </draw:frame>
        <draw:frame draw:style-name="gr10" draw:text-style-name="P3" draw:layer="layout" svg:width="2.297cm" svg:height="1.039cm" svg:x="9.777cm" svg:y="12.397cm">
          <draw:text-box>
            <text:p><text:span text:style-name="T2">rollover_val</text:span></text:p>
            <text:p text:style-name="P1"><text:span text:style-name="T2">= 'd9</text:span></text:p>
          </draw:text-box>
        </draw:frame>
        <draw:line draw:style-name="gr9" draw:text-style-name="P1" draw:layer="layout" svg:x1="10.485cm" svg:y1="6.092cm" svg:x2="10.485cm" svg:y2="9.663cm">
          <text:p/>
        </draw:line>
        <draw:line draw:style-name="gr9" draw:text-style-name="P1" draw:layer="layout" svg:x1="12.796cm" svg:y1="10.733cm" svg:x2="15.699cm" svg:y2="10.733cm">
          <text:p/>
        </draw:line>
        <draw:frame draw:style-name="gr10" draw:text-style-name="P2" draw:layer="layout" svg:width="2.94cm" svg:height="0.725cm" svg:x="12.779cm" svg:y="9.781cm">
          <draw:text-box>
            <text:p text:style-name="P2"><text:span text:style-name="T1">packet_done</text:span></text:p>
          </draw:text-box>
        </draw:frame>
        <draw:line draw:style-name="gr11" draw:text-style-name="P1" draw:layer="layout" svg:x1="14.228cm" svg:y1="10.733cm" svg:x2="14.228cm" svg:y2="15.183cm">
          <text:p/>
        </draw:line>
        <draw:g>
          <draw:custom-shape draw:style-name="gr12" draw:text-style-name="P1" draw:layer="layout" svg:width="1.27cm" svg:height="2.54cm" svg:x="17.018cm" svg:y="14.633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0.807cm" svg:height="0.725cm" svg:x="16.846cm" svg:y="14.797cm">
            <draw:text-box>
              <text:p><text:span text:style-name="T1">D</text:span></text:p>
            </draw:text-box>
          </draw:frame>
          <draw:frame draw:style-name="gr14" draw:text-style-name="P2" draw:layer="layout" svg:width="0.832cm" svg:height="0.725cm" svg:x="17.608cm" svg:y="14.797cm">
            <draw:text-box>
              <text:p><text:span text:style-name="T1">Q</text:span></text:p>
            </draw:text-box>
          </draw:frame>
          <draw:line draw:style-name="gr2" draw:text-style-name="P1" draw:layer="layout" svg:x1="17.018cm" svg:y1="16.538cm" svg:x2="17.145cm" svg:y2="16.665cm">
            <text:p/>
          </draw:line>
          <draw:line draw:style-name="gr2" draw:text-style-name="P1" draw:layer="layout" svg:x1="17.018cm" svg:y1="16.792cm" svg:x2="17.145cm" svg:y2="16.665cm">
            <text:p/>
          </draw:line>
          <draw:line draw:style-name="gr2" draw:text-style-name="P1" draw:layer="layout" svg:x1="16.256cm" svg:y1="16.665cm" svg:x2="17.018cm" svg:y2="16.665cm">
            <text:p/>
          </draw:line>
          <draw:line draw:style-name="gr3" draw:text-style-name="P1" draw:layer="layout" svg:x1="16.891cm" svg:y1="16.919cm" svg:x2="16.891cm" svg:y2="16.284cm">
            <text:p/>
          </draw:line>
          <draw:frame draw:style-name="gr4" draw:text-style-name="P2" draw:layer="layout" svg:width="1.12cm" svg:height="0.762cm" svg:x="15.678cm" svg:y="15.903cm">
            <draw:text-box>
              <text:p><text:span text:style-name="T1">clk</text:span></text:p>
            </draw:text-box>
          </draw:frame>
          <draw:custom-shape draw:style-name="gr5" draw:text-style-name="P1" draw:layer="layout" svg:width="0.254cm" svg:height="0.254cm" svg:x="17.272cm" svg:y="17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7.399cm" svg:y1="17.427cm" svg:x2="17.399cm" svg:y2="17.681cm">
            <text:p/>
          </draw:line>
          <draw:frame draw:style-name="gr6" draw:text-style-name="P2" draw:layer="layout" svg:width="1.446cm" svg:height="0.762cm" svg:x="17.295cm" svg:y="17.173cm">
            <draw:text-box>
              <text:p><text:span text:style-name="T1">n_rst</text:span></text:p>
            </draw:text-box>
          </draw:frame>
        </draw:g>
        <draw:line draw:style-name="gr11" draw:text-style-name="P1" draw:layer="layout" svg:x1="18.296cm" svg:y1="15.106cm" svg:x2="19.461cm" svg:y2="15.106cm">
          <text:p/>
        </draw:line>
        <draw:line draw:style-name="gr11" draw:text-style-name="P1" draw:layer="layout" svg:x1="19.452cm" svg:y1="15.097cm" svg:x2="19.452cm" svg:y2="18.707cm">
          <text:p/>
        </draw:line>
        <draw:line draw:style-name="gr11" draw:text-style-name="P1" draw:layer="layout" svg:x1="2.221cm" svg:y1="18.696cm" svg:x2="19.456cm" svg:y2="18.716cm">
          <text:p/>
        </draw:line>
        <draw:frame draw:style-name="gr10" draw:text-style-name="P2" draw:layer="layout" svg:width="2.699cm" svg:height="0.725cm" svg:x="13.89cm" svg:y="18.091cm">
          <draw:text-box>
            <text:p text:style-name="P2"><text:span text:style-name="T1">count_clear</text:span></text:p>
          </draw:text-box>
        </draw:frame>
        <draw:line draw:style-name="gr11" draw:text-style-name="P1" draw:layer="layout" svg:x1="6.684cm" svg:y1="18.716cm" svg:x2="6.684cm" svg:y2="10.489cm">
          <text:p/>
        </draw:line>
        <draw:line draw:style-name="gr9" draw:text-style-name="P1" draw:layer="layout" svg:x1="6.704cm" svg:y1="10.489cm" svg:x2="8.946cm" svg:y2="10.489cm">
          <text:p/>
        </draw:line>
        <draw:line draw:style-name="gr11" draw:text-style-name="P1" draw:layer="layout" svg:x1="2.241cm" svg:y1="18.675cm" svg:x2="2.241cm" svg:y2="5.553cm">
          <text:p/>
        </draw:line>
        <draw:line draw:style-name="gr9" draw:text-style-name="P1" draw:layer="layout" svg:x1="2.241cm" svg:y1="5.553cm" svg:x2="4.73cm" svg:y2="5.553cm">
          <text:p/>
        </draw:line>
        <draw:frame draw:style-name="gr15" draw:text-style-name="P2" draw:layer="layout" svg:width="19.59cm" svg:height="7.813cm" svg:x="1cm" svg:y="19.127cm">
          <draw:text-box>
            <text:p text:style-name="P2"><text:span text:style-name="T1">Counter 1 counts 10 individual 400 MHz clock pulses, then asserts its rollover flag for 1 clock pulse width. The rollover flag is output as the one clock pulse width shift_strobe signal.</text:span></text:p>
            <text:p text:style-name="P2"><text:span text:style-name="T1"/></text:p>
            <text:p text:style-name="P2"><text:span text:style-name="T1">Counter 2 is enabled to count by the 1 clock pulse width rollover flag from counter 1, counting up by 1 for each pulse. Once it has counted 9 rollovers from counter 1, it outputs its one clock pulse width rollover flag. This flag is output as the packet_done signal to the RCU, causing it to deassert enable_timer, which stops counter 1 from counting. </text:span></text:p>
            <text:p text:style-name="P2"><text:span text:style-name="T1"/></text:p>
            <text:p text:style-name="P2"><text:span text:style-name="T1">The packet_done signal is also clocked into a flip-flop and sent to the clear inputs of the counters. Using a flip-flop introduces a 1 clock pulse width delay that will ensure at the clear signal is received in the same cycle as enable_timer is deasserted. Without the flip-flop, counter 1 would receive the clear signal before it had been disabled and might have stopped at count = 1. </text:span></text:p>
          </draw:text-box>
        </draw:frame>
        <draw:line draw:style-name="gr9" draw:text-style-name="P1" draw:layer="layout" svg:x1="14.232cm" svg:y1="15.137cm" svg:x2="17.049cm" svg:y2="15.1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19T17:06:22.083601258</meta:creation-date>
    <dc:date>2016-09-19T17:35:02.595301139</dc:date>
    <dc:creator>Mentor Graphics</dc:creator>
    <meta:editing-duration>PT28M36S</meta:editing-duration>
    <meta:editing-cycles>10</meta:editing-cycles>
    <meta:generator>LibreOffice/4.3.7.2$Linux_X86_64 LibreOffice_project/430$Build-2</meta:generator>
    <meta:document-statistic meta:object-count="60"/>
  </office:meta>
</office:document-meta>
</file>